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T1" style:family="text">
      <style:text-properties fo:font-variant="normal" fo:text-transform="none" fo:color="#22bb22" style:font-name="Calibri" fo:font-size="60pt" fo:letter-spacing="normal" fo:font-style="normal" fo:font-weight="normal"/>
    </style:style>
    <style:style style:name="T2" style:family="text">
      <style:text-properties fo:font-variant="normal" fo:text-transform="none" fo:color="#22bb22" style:font-name="Calibri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T4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</text:p>
      <text:p text:style-name="Standard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">nazwa</text:p>
          </table:table-cell>
          <table:table-cell table:style-name="Tabela1.B1" office:value-type="string">
            <text:p text:style-name="P2">adres</text:p>
          </table:table-cell>
        </table:table-row>
        <table:table-row>
          <table:table-cell table:style-name="Tabela1.A2" office:value-type="string">
            <text:p text:style-name="P1">1: lo: </text:p>
          </table:table-cell>
          <table:table-cell table:style-name="Tabela1.B2" office:value-type="string">
            <text:p text:style-name="P1">00:00:00:00:00:00 </text:p>
          </table:table-cell>
        </table:table-row>
        <table:table-row>
          <table:table-cell table:style-name="Tabela1.A2" office:value-type="string">
            <text:p text:style-name="P2">2: eth0</text:p>
          </table:table-cell>
          <table:table-cell table:style-name="Tabela1.B2" office:value-type="string">
            <text:p text:style-name="P2">86:cf:44:64:46:dc</text:p>
          </table:table-cell>
        </table:table-row>
      </table:table>
      <text:p text:style-name="Standard"/>
      <text:p text:style-name="Standard">Mój adres IP:<text:tab/><text:span text:style-name="T3">109.173.154.196</text:span><text:span text:style-name="T4"> </text:span></text:p>
      <text:p text:style-name="Standard">2.</text:p>
      <text:p text:style-name="Standard"/>
      <text:p text:style-name="Standard">google.com<text:tab/><text:tab/>172.217.20.206</text:p>
      <text:p text:style-name="Standard">amu.edu.pl<text:tab/><text:tab/>150.254.65.253</text:p>
      <text:p text:style-name="Standard">wmi.amu.edu.pl<text:tab/>150.254.78.3</text:p>
      <text:p text:style-name="Standard"/>
      <text:p text:style-name="Standard">3.</text:p>
      <text:p text:style-name="Standard"/>
      <text:p text:style-name="Standard"><text:s/>1 <text:s/>gw-v571.core.wmi.amu.edu.pl (10.71.0.1) <text:s/>0.836 ms <text:s/>1.024 ms <text:s/>1.280 ms</text:p>
      <text:p text:style-name="Standard"><text:s/>2 <text:s/>fw.core.wmi.amu.edu.pl (150.254.76.33) <text:s/>0.466 ms <text:s/>0.530 ms <text:s/>0.523 ms</text:p>
      <text:p text:style-name="Standard"><text:s/>3 <text:s/>amur.amu.edu.pl (150.254.115.57) <text:s/>4.538 ms <text:s/>4.596 ms <text:s/>4.654 ms</text:p>
      <text:p text:style-name="Standard"><text:s/>4 <text:s/>do-pozman.amu.edu.pl (150.254.116.6) <text:s/>6.685 ms <text:s/>6.677 ms <text:s/>6.732 ms</text:p>
      <text:p text:style-name="Standard"><text:s/>5 <text:s/>pozmangw.amu.edu.pl (150.254.115.5) <text:s/>6.901 ms <text:s/>6.979 ms <text:s/>6.968 ms</text:p>
      <text:p text:style-name="Standard"><text:s/>6 <text:s/>z-pozmana.poznan-gw3.10Gb.rtr.pionier.gov.pl (212.191.224.17) <text:s/>6.957 ms <text:s/>6.588 ms <text:s/>6.766 ms</text:p>
      <text:p text:style-name="Standard"><text:s/>7 <text:s/>pionier.mx1.poz.pl.geant.net (62.40.125.245) <text:s/>6.756 ms <text:s/>6.687 ms <text:s/>6.544 ms</text:p>
      <text:p text:style-name="Standard"><text:s/>8 <text:s/>ae3.mx1.fra.de.geant.net (62.40.98.130) <text:s/>22.202 ms <text:s/>21.045 ms <text:s/>20.998 ms</text:p>
      <text:p text:style-name="Standard"><text:s/>9 <text:s/>ae1.mx1.ams.nl.geant.net (62.40.98.129) <text:s/>27.433 ms <text:s/>29.340 ms <text:s/>29.250 ms</text:p>
      <text:p text:style-name="Standard">10 <text:s/>internet2-gw.mx1.ams.nl.geant.net (62.40.124.47) <text:s/>118.814 ms <text:s/>118.831 ms <text:s/>118.797 ms</text:p>
      <text:p text:style-name="Standard">11 <text:s/>nyc-9208-I2-NEWY.nysernet.net (199.109.5.1) <text:s/>118.969 ms <text:s/>118.959 ms <text:s/>118.955 ms</text:p>
      <text:p text:style-name="Standard">12 <text:s/>199.109.5.6 (199.109.5.6) <text:s/>118.927 ms <text:s/>118.917 ms <text:s/>118.804 ms</text:p>
      <text:p text:style-name="Standard">13 <text:s/>DMZGWB-PTP-EXTGWA.NET.NYU.EDU (128.122.254.67) <text:s/>119.253 ms <text:s/>119.057 ms <text:s/>119.005 ms</text:p>
      <text:p text:style-name="Standard">14 <text:s/>NYUGWA-PTP-DMZGWB-VL3082.NET.NYU.EDU (128.122.254.110) <text:s/>118.303 ms <text:s/>119.448 ms <text:s/>119.273 ms</text:p>
      <text:p text:style-name="Standard">15 <text:s/>NYUFW-OUTSIDE-NGFW-VL3080.NET.NYU.EDU (128.122.254.116) <text:s/>119.500 ms <text:s/>115.834 ms <text:s/>115.811 ms</text:p>
      <text:p text:style-name="Standard">16 <text:s/>* * *</text:p>
      <text:p text:style-name="Standard">17 <text:s/>WSQDCGWA-VL902.NET.NYU.EDU (128.122.1.38) <text:s/>118.509 ms <text:s/>118.584 ms <text:s/>118.789 ms</text:p>
      <text:p text:style-name="Standard">18 <text:s/>NYU.EDU (216.165.47.10) <text:s/>118.950 ms <text:s/>118.940 ms <text:s/>119.130 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a Czarnecka</meta:initial-creator>
    <meta:creation-date>2017-11-23T13:30:09.67</meta:creation-date>
    <meta:document-statistic meta:table-count="1" meta:image-count="0" meta:object-count="0" meta:page-count="1" meta:paragraph-count="31" meta:word-count="178" meta:character-count="1513"/>
    <dc:date>2017-11-23T14:21:21.85</dc:date>
    <dc:creator>Anna Czarnecka</dc:creator>
    <meta:editing-duration>PT6M</meta:editing-duration>
    <meta:editing-cycles>1</meta:editing-cycles>
    <meta:generator>OpenOffice/4.1.4$Win32 OpenOffice.org_project/414m5$Build-9788</meta:generator>
  </office:meta>
</office:document-meta>
</file>